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268.61pt"/>
    </style:style>
    <style:style style:name="co7" style:family="table-column">
      <style:table-column-properties fo:break-before="auto" style:column-width="135.04pt"/>
    </style:style>
    <style:style style:name="co8" style:family="table-column">
      <style:table-column-properties fo:break-before="auto" style:column-width="139.69pt"/>
    </style:style>
    <style:style style:name="co9" style:family="table-column">
      <style:table-column-properties fo:break-before="auto" style:column-width="156.7pt"/>
    </style:style>
    <style:style style:name="co10" style:family="table-column">
      <style:table-column-properties fo:break-before="auto" style:column-width="131.19pt"/>
    </style:style>
    <style:style style:name="co11" style:family="table-column">
      <style:table-column-properties fo:break-before="auto" style:column-width="113.44pt"/>
    </style:style>
    <style:style style:name="co12" style:family="table-column">
      <style:table-column-properties fo:break-before="auto" style:column-width="120.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167.5pt"/>
    </style:style>
    <style:style style:name="co15" style:family="table-column">
      <style:table-column-properties fo:break-before="auto" style:column-width="173.25pt"/>
    </style:style>
    <style:style style:name="co16" style:family="table-column">
      <style:table-column-properties fo:break-before="auto" style:column-width="181.39pt"/>
    </style:style>
    <style:style style:name="co21" style:family="table-column">
      <style:table-column-properties fo:break-before="auto" style:column-width="77.16pt"/>
    </style:style>
    <style:style style:name="co22" style:family="table-column">
      <style:table-column-properties fo:break-before="auto" style:column-width="126.06pt"/>
    </style:style>
    <style:style style:name="co23" style:family="table-column">
      <style:table-column-properties fo:break-before="auto" style:column-width="117.5pt"/>
    </style:style>
    <style:style style:name="co24" style:family="table-column">
      <style:table-column-properties fo:break-before="auto" style:column-width="179.26pt"/>
    </style:style>
    <style:style style:name="ro2" style:family="table-row">
      <style:table-row-properties style:row-height="18.54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0" style:family="table-cell" style:parent-style-name="Default" style:data-style-name="N43">
      <style:text-properties style:text-position=""/>
    </style:style>
    <style:style style:name="ce12" style:family="table-cell" style:parent-style-name="Default">
      <style:table-cell-properties fo:background-color="#00ffff" fo:border="0.06pt solid #000000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33ff99"/>
      <style:text-properties style:text-position=""/>
    </style:style>
    <style:style style:name="ce1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ff99"/>
      <style:text-properties style:text-position=""/>
    </style:style>
    <style:style style:name="ce17" style:family="table-cell" style:parent-style-name="Default">
      <style:table-cell-properties fo:background-color="#ff9999"/>
      <style:text-properties style:text-position=""/>
    </style:style>
    <style:style style:name="ce18" style:family="table-cell" style:parent-style-name="Default" style:data-style-name="N43">
      <style:table-cell-properties fo:background-color="#ff9999"/>
      <style:text-properties style:text-position=""/>
    </style:style>
    <style:style style:name="ce19" style:family="table-cell" style:parent-style-name="Default">
      <style:table-cell-properties fo:background-color="#99ff66"/>
      <style:text-properties style:text-position=""/>
    </style:style>
    <style:style style:name="ce20" style:family="table-cell" style:parent-style-name="Default">
      <style:table-cell-properties fo:background-color="#99ffcc"/>
      <style:text-properties style:text-position=""/>
    </style:style>
    <style:style style:name="ce21" style:family="table-cell" style:parent-style-name="Default">
      <style:table-cell-properties fo:background-color="#ff950e"/>
      <style:text-properties style:text-position="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ffff99" fo:border="0.06pt solid #000000"/>
    </style:style>
    <style:style style:name="ce25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ackground-color="#99ffff" fo:border="0.06pt solid #000000"/>
    </style:style>
    <style:style style:name="ce27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9999" fo:border="0.06pt solid #000000"/>
    </style:style>
    <style:style style:name="ce30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43"/>
    <style:style style:name="ce33" style:family="table-cell" style:parent-style-name="Default" style:data-style-name="N0"/>
    <style:style style:name="ce34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ff99"/>
    </style:style>
    <style:style style:name="ce37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/>
    </style:style>
    <style:style style:name="ce39" style:family="table-cell" style:parent-style-name="Default">
      <style:table-cell-properties fo:background-color="#ff9999"/>
    </style:style>
    <style:style style:name="ce40" style:family="table-cell" style:parent-style-name="Default" style:data-style-name="N43">
      <style:table-cell-properties fo:background-color="#ff9999"/>
    </style:style>
    <style:style style:name="ce41" style:family="table-cell" style:parent-style-name="Default">
      <style:table-cell-properties fo:background-color="#99ff66"/>
    </style:style>
    <style:style style:name="ce42" style:family="table-cell" style:parent-style-name="Default">
      <style:table-cell-properties fo:background-color="#99ffcc"/>
    </style:style>
    <style:style style:name="ce43" style:family="table-cell" style:parent-style-name="Default">
      <style:table-cell-properties fo:background-color="#ff950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6"/>
        <table:table-column table:style-name="co15" table:default-cell-style-name="ce26"/>
        <table:table-column table:style-name="co16" table:default-cell-style-name="ce31"/>
        <table:table-column table:style-name="co2" table:default-cell-style-name="ce3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row table:style-name="ro1">
          <table:table-cell table:style-name="ce22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28" office:value-type="string" calcext:value-type="string">
            <text:p>POKVARENI SA PATCHOM</text:p>
          </table:table-cell>
          <table:table-cell table:style-name="ce30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32"/>
          <table:table-cell table:style-name="ce33"/>
          <table:table-cell table:number-columns-repeated="3"/>
        </table:table-row>
        <table:table-row table:style-name="ro1">
          <table:table-cell table:style-name="ce22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22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 office:value-type="string" office:string-value="FAIL" calcext:value-type="string">
            <text:p>FAIL</text:p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>
            <text:p/>
          </table:table-cell>
          <table:table-cell table:formula="of:= IF( AND( IF([.H331] = &quot;FAIL&quot;; 1; 0) ; IF([.I331] = &quot;&quot;;  1 ; 0); IF([.J331] = &quot;FAIL&quot;; 1; 0) ) ; [.A331] ; &quot;&quot;)" office:value-type="string" office:string-value="getitimer01" calcext:value-type="string">
            <text:p>getitime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 office:value-type="string" office:string-value="FAIL" calcext:value-type="string">
            <text:p>FAIL</text:p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>
            <text:p/>
          </table:table-cell>
          <table:table-cell table:formula="of:= IF( AND( IF([.H332] = &quot;FAIL&quot;; 1; 0) ; IF([.I332] = &quot;&quot;;  1 ; 0); IF([.J332] = &quot;FAIL&quot;; 1; 0) ) ; [.A332] ; &quot;&quot;)" office:value-type="string" office:string-value="getitimer02" calcext:value-type="string">
            <text:p>getitime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 office:value-type="string" office:string-value="FAIL" calcext:value-type="string">
            <text:p>FAIL</text:p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>
            <text:p/>
          </table:table-cell>
          <table:table-cell table:formula="of:= IF( AND( IF([.H333] = &quot;FAIL&quot;; 1; 0) ; IF([.I333] = &quot;&quot;;  1 ; 0); IF([.J333] = &quot;FAIL&quot;; 1; 0) ) ; [.A333] ; &quot;&quot;)" office:value-type="string" office:string-value="getitimer03" calcext:value-type="string">
            <text:p>getitime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29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29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 office:value-type="string" office:string-value="FAIL" calcext:value-type="string">
            <text:p>FAIL</text:p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>
            <text:p/>
          </table:table-cell>
          <table:table-cell table:formula="of:= IF( AND( IF([.H894] = &quot;FAIL&quot;; 1; 0) ; IF([.I894] = &quot;&quot;;  1 ; 0); IF([.J894] = &quot;FAIL&quot;; 1; 0) ) ; [.A894] ; &quot;&quot;)" office:value-type="string" office:string-value="sethostname01" calcext:value-type="string">
            <text:p>sethostnam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 office:value-type="string" office:string-value="FAIL" calcext:value-type="string">
            <text:p>FAIL</text:p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>
            <text:p/>
          </table:table-cell>
          <table:table-cell table:formula="of:= IF( AND( IF([.H895] = &quot;FAIL&quot;; 1; 0) ; IF([.I895] = &quot;&quot;;  1 ; 0); IF([.J895] = &quot;FAIL&quot;; 1; 0) ) ; [.A895] ; &quot;&quot;)" office:value-type="string" office:string-value="sethostname02" calcext:value-type="string">
            <text:p>sethostnam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6]&amp;[Sheet1.C896]&amp;[Sheet1.D896]&amp;[Sheet1.E896]=&quot;PASSPASSPASSFAIL&quot;; &quot;FAIL&quot;; &quot;&quot;)" office:value-type="string" office:string-value="FAIL" calcext:value-type="string">
            <text:p>FAIL</text:p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6] = &quot;PASS&quot;; 1; 0) ; IF ([.J896] = &quot;FAIL&quot;; 1; 0)) ; [.A896] ; &quot;&quot;)">
            <text:p/>
          </table:table-cell>
          <table:table-cell table:formula="of:= IF( AND( IF([.H896] = &quot;FAIL&quot;; 1; 0) ; IF([.I896] = &quot;&quot;;  1 ; 0); IF([.J896] = &quot;FAIL&quot;; 1; 0) ) ; [.A896] ; &quot;&quot;)" office:value-type="string" office:string-value="sethostname03" calcext:value-type="string">
            <text:p>sethostname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7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8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8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9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9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900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0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901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1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2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3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5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5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6]=&quot;PASSPASSPASSFAIL&quot;; &quot;FAIL&quot;; &quot;&quot;)">
            <text:p/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7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7] = &quot;PASS&quot;; 1; 0) ; IF ([.J907] = &quot;FAIL&quot;; 1; 0)) ; [.A907] ; &quot;&quot;)">
            <text:p/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8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8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9]=&quot;PASSPASSPASSFAIL&quot;; &quot;FAIL&quot;; &quot;&quot;)">
            <text:p/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10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11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2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3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4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5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6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7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8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9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20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21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2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3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4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5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6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7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8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9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30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31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2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3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4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5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6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7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8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9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40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41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2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3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4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5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6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7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7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8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8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9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9] = &quot;PASS&quot;; 1; 0) ; IF ([.J949] = &quot;FAIL&quot;; 1; 0)) ; [.A949] ; &quot;&quot;)">
            <text:p/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50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51]=&quot;PASSPASSPASSFAIL&quot;; &quot;FAIL&quot;; &quot;&quot;)">
            <text:p/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2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3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4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4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5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6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6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7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8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8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9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60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0] = &quot;PASS&quot;; 1; 0) ; IF ([.J960] = &quot;FAIL&quot;; 1; 0)) ; [.A960] ; &quot;&quot;)">
            <text:p/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61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2]=&quot;PASSPASSPASSFAIL&quot;; &quot;FAIL&quot;; &quot;&quot;)">
            <text:p/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29" table:formula="of:=IF( AND( IF ([.E962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3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3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4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5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6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7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8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8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9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9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70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0] = &quot;FAIL&quot;; 1; 0)) ; [.A970] ; &quot;&quot;)">
            <text:p/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71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1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2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2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3]=&quot;PASSPASSPASSFAIL&quot;; &quot;FAIL&quot;; &quot;&quot;)">
            <text:p/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3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4]=&quot;PASSPASSPASSFAIL&quot;; &quot;FAIL&quot;; &quot;&quot;)">
            <text:p/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5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5] = &quot;PASS&quot;; 1; 0) ; IF ([.J975] = &quot;FAIL&quot;; 1; 0)) ; [.A975] ; &quot;&quot;)">
            <text:p/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6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7]=&quot;PASSPASSPASSFAIL&quot;; &quot;FAIL&quot;; &quot;&quot;)">
            <text:p/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8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8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9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80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80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81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2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3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4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5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6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7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8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9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90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0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91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1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2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2] = &quot;PASS&quot;; 1; 0) ; IF ([.J992] = &quot;FAIL&quot;; 1; 0)) ; [.A992] ; &quot;&quot;)">
            <text:p/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3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3] = &quot;PASS&quot;; 1; 0) ; IF ([.J993] = &quot;FAIL&quot;; 1; 0)) ; [.A993] ; &quot;&quot;)">
            <text:p/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4]=&quot;PASSPASSPASSFAIL&quot;; &quot;FAIL&quot;; &quot;&quot;)">
            <text:p/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5]=&quot;PASSPASSPASSFAIL&quot;; &quot;FAIL&quot;; &quot;&quot;)">
            <text:p/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6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6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7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8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8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9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1000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1001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2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3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4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5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6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7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8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9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10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3]=&quot;PASSPASSPASSFAIL&quot;; &quot;FAIL&quot;; &quot;&quot;)">
            <text:p/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4]=&quot;PASSPASSPASSFAIL&quot;; &quot;FAIL&quot;; &quot;&quot;)">
            <text:p/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4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5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5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25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6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27" office:value-type="string" calcext:value-type="string">
            <text:p>PASS</text:p>
          </table:table-cell>
          <table:table-cell table:formula="of:=IF( AND( IF ([.E1016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3" office:value-type="string" calcext:value-type="string">
            <text:p>FAIL</text:p>
          </table:table-cell>
          <table:table-cell table:style-name="ce25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7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7] = &quot;PASS&quot;; 1; 0) ; IF ([.J1017] = &quot;FAIL&quot;; 1; 0)) ; [.A1017] ; &quot;&quot;)">
            <text:p/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25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8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27" office:value-type="string" calcext:value-type="string">
            <text:p>PASS</text:p>
          </table:table-cell>
          <table:table-cell table:formula="of:=IF( AND( IF ([.E1018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25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9]=&quot;PASSPASSPASSFAIL&quot;; &quot;FAIL&quot;; &quot;&quot;)">
            <text:p/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27" office:value-type="string" calcext:value-type="string">
            <text:p>PASS</text:p>
          </table:table-cell>
          <table:table-cell table:formula="of:=IF( AND( IF ([.E1019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25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20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20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25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21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27" office:value-type="string" calcext:value-type="string">
            <text:p>PASS</text:p>
          </table:table-cell>
          <table:table-cell table:formula="of:=IF( AND( IF ([.E1021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25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2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27" office:value-type="string" calcext:value-type="string">
            <text:p>PASS</text:p>
          </table:table-cell>
          <table:table-cell table:formula="of:=IF( AND( IF ([.E1022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3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3] = &quot;PASS&quot;; 1; 0) ; IF ([.J1023] = &quot;FAIL&quot;; 1; 0)) ; [.A1023] ; &quot;&quot;)">
            <text:p/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4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5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6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7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8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9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30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31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2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3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4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5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6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7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8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9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40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41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2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3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4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5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5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6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6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7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8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9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9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50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51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1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2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2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3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4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5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6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7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9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9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60]=&quot;PASSPASSPASSFAIL&quot;; &quot;FAIL&quot;; &quot;&quot;)">
            <text:p/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0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61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1] = &quot;FAIL&quot;; 1; 0)) ; [.A1061] ; &quot;&quot;)">
            <text:p/>
          </table:table-cell>
          <table:table-cell table:formula="of:= IF( AND( IF([.H1060] = &quot;FAIL&quot;; 1; 0) ; IF([.I1061] = &quot;&quot;;  1 ; 0); IF([.J1061] = &quot;FAIL&quot;; 1; 0) ) ; [.A10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2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2] = &quot;FAIL&quot;; 1; 0)) ; [.A1062] ; &quot;&quot;)">
            <text:p/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3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4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4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5]=&quot;PASSPASSPASSFAIL&quot;; &quot;FAIL&quot;; &quot;&quot;)">
            <text:p/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6]=&quot;PASSPASSPASSFAIL&quot;; &quot;FAIL&quot;; &quot;&quot;)">
            <text:p/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7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8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8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9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9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70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71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2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3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4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4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5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5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6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7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8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9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80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81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2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3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4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5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6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7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9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90]=&quot;PASSPASSPASSFAIL&quot;; &quot;FAIL&quot;; &quot;&quot;)">
            <text:p/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91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2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3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4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5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6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7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8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9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100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0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101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1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2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2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3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3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4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6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8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9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10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11]=&quot;PASSPASSPASSFAIL&quot;; &quot;FAIL&quot;; &quot;&quot;)">
            <text:p/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2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3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4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5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6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7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8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9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9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0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21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1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2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3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4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5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6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7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7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8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8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9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9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30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0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31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2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3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4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5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5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6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6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7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7] = &quot;PASS&quot;; 1; 0) ; IF ([.J1137] = &quot;FAIL&quot;; 1; 0)) ; [.A1137] ; &quot;&quot;)">
            <text:p/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8] = &quot;PASS&quot;; 1; 0) ; IF ([.J1138] = &quot;FAIL&quot;; 1; 0)) ; [.A1138] ; &quot;&quot;)">
            <text:p/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9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40]=&quot;PASSPASSPASSFAIL&quot;; &quot;FAIL&quot;; &quot;&quot;)">
            <text:p/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0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41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1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2] = &quot;FAIL&quot;; 1; 0)) ; [.A1142] ; &quot;&quot;)">
            <text:p/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3] = &quot;FAIL&quot;; 1; 0)) ; [.A1143] ; &quot;&quot;)">
            <text:p/>
          </table:table-cell>
          <table:table-cell table:formula="of:= IF( AND( IF([.H1142] = &quot;FAIL&quot;; 1; 0) ; IF([.I1143] = &quot;&quot;;  1 ; 0); IF([.J1143] = &quot;FAIL&quot;; 1; 0) ) ; [.A1143] ; &quot;&quot;)" office:value-type="string" office:string-value="vhangup02" calcext:value-type="string">
            <text:p>vhangup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4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 office:value-type="string" office:string-value="vmsplice01" calcext:value-type="string">
            <text:p>vmsplic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5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6]=&quot;PASSPASSPASSFAIL&quot;; &quot;FAIL&quot;; &quot;&quot;)">
            <text:p/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7]=&quot;PASSPASSPASSFAIL&quot;; &quot;FAIL&quot;; &quot;&quot;)">
            <text:p/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8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9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50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51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2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2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3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4] = &quot;PASS&quot;; 1; 0) ; IF ([.J1154] = &quot;FAIL&quot;; 1; 0)) ; [.A1154] ; &quot;&quot;)">
            <text:p/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1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2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3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4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5]=&quot;PASSPASSPASSFAIL&quot;; &quot;FAIL&quot;; &quot;&quot;)">
            <text:p/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6]=&quot;PASSPASSPASSFAIL&quot;; &quot;FAIL&quot;; &quot;&quot;)">
            <text:p/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7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8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9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70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71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2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3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3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4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4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5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5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6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6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81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2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3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3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4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5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5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6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8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8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9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9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90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91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2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3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4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5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6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7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8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9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9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200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00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5" calcext:value-type="float">
            <text:p>115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table:table-column table:style-name="co17" table:default-cell-style-name="ce14"/>
        <table:table-column table:style-name="co18" table:default-cell-style-name="ce14"/>
        <table:table-column table:style-name="co19" table:default-cell-style-name="ce17"/>
        <table:table-column table:style-name="co2" table:default-cell-style-name="ce17"/>
        <table:table-column table:style-name="co20" table:default-cell-style-name="Default"/>
        <table:table-column table:style-name="co2" table:number-columns-repeated="6" table:default-cell-style-name="Default"/>
        <table:table-row table:style-name="ro2">
          <table:table-cell table:style-name="ce12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number-columns-repeated="7"/>
        </table:table-row>
        <table:table-row table:style-name="ro1">
          <table:table-cell table:style-name="ce13" office:value-type="string" calcext:value-type="string" table:number-columns-spanned="2" table:number-rows-spanned="1">
            <text:p>POPRAVLJENI</text:p>
          </table:table-cell>
          <table:covered-table-cell/>
          <table:table-cell table:style-name="ce15" office:value-type="string" calcext:value-type="string" table:number-columns-spanned="2" table:number-rows-spanned="1">
            <text:p>I DALJE NE RADE</text:p>
          </table:table-cell>
          <table:covered-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fsetxattr01 <text:s text:c="22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fgetxattr01 <text:s text:c="22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flistxattr01 <text:s text:c="21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flistxattr02 <text:s text:c="21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flistxattr03 <text:s text:c="21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fremovexattr01 <text:s text:c="19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4 <text:s text:c="22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lgetxattr01 <text:s text:c="22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lgetxattr02 <text:s text:c="22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listxattr01 <text:s text:c="22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listxattr02 <text:s text:c="22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listxattr03 <text:s text:c="22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llistxattr01 <text:s text:c="21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llistxattr02 <text:s text:c="21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llistxattr03 <text:s text:c="21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lremovexattr01 <text:s text:c="19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preadv01 <text:s text:c="25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preadv01_64 <text:s text:c="22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preadv02 <text:s text:c="25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preadv02_64 <text:s text:c="22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x86</text:p>
          </table:table-cell>
          <table:table-cell table:style-name="ce19" table:number-columns-repeated="3"/>
          <table:table-cell table:style-name="ce20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1 <text:s text:c="20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2 <text:s text:c="20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3 <text:s text:c="20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splice01 <text:s text:c="25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mips x64</text:p>
          </table:table-cell>
          <table:table-cell table:style-name="ce19" table:number-columns-repeated="4"/>
          <table:table-cell table:style-name="ce21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splice03 <text:s text:c="25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mips x64</text:p>
          </table:table-cell>
          <table:table-cell table:style-name="ce19" table:number-columns-repeated="4"/>
          <table:table-cell table:style-name="ce21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splice04 <text:s text:c="25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mips x64</text:p>
          </table:table-cell>
          <table:table-cell table:style-name="ce19" table:number-columns-repeated="4"/>
          <table:table-cell table:style-name="ce21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tee01 <text:s text:c="28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mips x64</text:p>
          </table:table-cell>
          <table:table-cell table:style-name="ce19" table:number-columns-repeated="4"/>
          <table:table-cell table:style-name="ce21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table:style-name="ce16" office:value-type="string" calcext:value-type="string">
            <text:p>tee02 <text:s text:c="28"/></text:p>
          </table:table-cell>
          <table:table-cell table:style-name="ce16" office:value-type="string" calcext:value-type="string">
            <text:p>FAIL</text:p>
          </table:table-cell>
          <table:table-cell table:style-name="ce19" office:value-type="string" calcext:value-type="string">
            <text:p>PATCHED</text:p>
          </table:table-cell>
          <table:table-cell table:style-name="ce19" office:value-type="string" calcext:value-type="string">
            <text:p>Dodata podrska za mips32, iskopirano isto kao na mips x64</text:p>
          </table:table-cell>
          <table:table-cell table:style-name="ce19" table:number-columns-repeated="4"/>
          <table:table-cell table:style-name="ce21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5 <text:s text:c="24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0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/00/0000</text:date>, <text:time style:data-style-name="N2" text:time-value="14:22:27.435222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3-29T14:24:21.653497485</dc:date>
    <meta:editing-duration>P2DT2H52M43S</meta:editing-duration>
    <meta:editing-cycles>32</meta:editing-cycles>
    <meta:generator>LibreOffice/5.1.6.2$Linux_X86_64 LibreOffice_project/10m0$Build-2</meta:generator>
    <meta:document-statistic meta:table-count="2" meta:cell-count="14714" meta:object-count="0"/>
  </office:meta>
</office:document-meta>
</file>